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002cm" fo:margin-left="-0.009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0.253cm"/>
    </style:style>
    <style:style style:name="Table1.C" style:family="table-column">
      <style:table-column-properties style:column-width="2.249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bottom" fo:padding-left="0.199cm" fo:padding-right="0.191cm" fo:padding-top="0cm" fo:padding-bottom="0cm" fo:border="0.5pt solid #000000"/>
    </style:style>
    <style:style style:name="Table1.2" style:family="table-row">
      <style:table-row-properties style:min-row-height="0.45cm" fo:keep-together="auto"/>
    </style:style>
    <style:style style:name="Table2" style:family="table">
      <style:table-properties style:width="16.002cm" fo:margin-left="-0.009cm" fo:margin-top="0cm" fo:margin-bottom="0cm" table:align="left" style:writing-mode="lr-tb"/>
    </style:style>
    <style:style style:name="Table2.A" style:family="table-column">
      <style:table-column-properties style:column-width="3.5cm"/>
    </style:style>
    <style:style style:name="Table2.B" style:family="table-column">
      <style:table-column-properties style:column-width="10.253cm"/>
    </style:style>
    <style:style style:name="Table2.C" style:family="table-column">
      <style:table-column-properties style:column-width="2.249cm"/>
    </style:style>
    <style:style style:name="Table2.1" style:family="table-row">
      <style:table-row-properties style:min-row-height="0.9cm" fo:keep-together="auto"/>
    </style:style>
    <style:style style:name="Table2.A1" style:family="table-cell">
      <style:table-cell-properties style:vertical-align="bottom" fo:padding-left="0.199cm" fo:padding-right="0.191cm" fo:padding-top="0cm" fo:padding-bottom="0cm" fo:border="0.5pt solid #000000"/>
    </style:style>
    <style:style style:name="Table2.2" style:family="table-row">
      <style:table-row-properties style:min-row-height="0.45cm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cm" fo:margin-right="0cm" fo:text-indent="1.27cm" style:auto-text-indent="false" fo:padding="0cm" fo:border="none"/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list-style-name="WWNum5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 style:list-style-name="WWNum7">
      <style:text-properties fo:font-size="12pt" style:font-size-asian="12pt" style:font-size-complex="12pt"/>
    </style:style>
    <style:style style:name="P8" style:family="paragraph" style:parent-style-name="Standard" style:list-style-name="WWNum2">
      <style:text-properties fo:font-size="12pt" style:font-size-asian="12pt" style:font-size-complex="12pt"/>
    </style:style>
    <style:style style:name="P9" style:family="paragraph" style:parent-style-name="Standard" style:list-style-name="WWNum6">
      <style:text-properties fo:font-size="12pt" style:font-size-asian="12pt" style:font-size-complex="12pt"/>
    </style:style>
    <style:style style:name="P10" style:family="paragraph" style:parent-style-name="Standard" style:list-style-name="WWNum1">
      <style:text-properties fo:font-size="12pt" style:font-size-asian="12pt" style:font-size-complex="12pt"/>
    </style:style>
    <style:style style:name="P11" style:family="paragraph" style:parent-style-name="Standard">
      <style:paragraph-properties fo:line-height="100%"/>
      <style:text-properties fo:font-size="10pt" style:font-name-asian="Times New Roman" style:font-size-asian="10pt" style:font-size-complex="10pt"/>
    </style:style>
    <style:style style:name="P12" style:family="paragraph" style:parent-style-name="Standard" style:list-style-name="WWNum2">
      <style:text-properties style:text-line-through-style="solid" style:text-line-through-type="single" fo:font-size="12pt" style:font-size-asian="12pt" style:font-size-complex="12pt"/>
    </style:style>
    <style:style style:name="P13" style:family="paragraph" style:parent-style-name="Standard" style:list-style-name="WWNum3"/>
    <style:style style:name="P14" style:family="paragraph" style:parent-style-name="Standard" style:list-style-name="WWNum4">
      <style:paragraph-properties fo:margin-left="1.27cm" fo:margin-right="0cm" fo:text-indent="-1.27cm" style:auto-text-indent="false"/>
    </style:style>
    <style:style style:name="P15" style:family="paragraph" style:parent-style-name="Standard" style:list-style-name="WWNum4">
      <style:paragraph-properties fo:margin-left="1.27cm" fo:margin-right="0cm" fo:text-indent="-1.27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4">
      <style:paragraph-properties fo:margin-left="1.27cm" fo:margin-right="0cm" fo:text-indent="-1.27cm" style:auto-text-indent="false" fo:padding="0cm" fo:border="none"/>
    </style:style>
    <style:style style:name="P17" style:family="paragraph" style:parent-style-name="Standard" style:list-style-name="WWNum4">
      <style:paragraph-properties fo:margin-left="1.27cm" fo:margin-right="0cm" fo:text-indent="-1.27cm" style:auto-text-indent="false" fo:padding="0cm" fo:border="non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1.249cm" fo:margin-right="0cm" fo:text-indent="-1.249cm" style:auto-text-indent="false" fo:padding="0cm" fo:border="non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21" style:family="paragraph" style:parent-style-name="Heading_20_1" style:master-page-name="Standard">
      <style:paragraph-properties fo:margin-top="0cm" fo:margin-bottom="0cm" loext:contextual-spacing="false" fo:keep-together="auto" style:page-number="1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line-through-style="solid" style:text-line-through-type="single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 text:name="_tp241v1zs2vb"/><text:span text:style-name="T1">Reque</text:span><text:bookmark text:name="_GoBack"/><text:span text:style-name="T1">st for bed file creation</text:span></text:h>
      <text:p text:style-name="P2">Instructions:</text:p>
      <text:list xml:id="list2252561756" text:style-name="WWNum5">
        <text:list-item>
          <text:p text:style-name="P5">Add genes symbols and/or transcripts to a panel in Moka</text:p>
        </text:list-item>
        <text:list-item>
          <text:p text:style-name="P5">Add panel description to Moka</text:p>
        </text:list-item>
        <text:list-item>
          <text:p text:style-name="P5">Answer following questions:</text:p>
        </text:list-item>
      </text:list>
      <text:p text:style-name="P1"/>
      <text:list xml:id="list2655353558" text:style-name="WWNum4">
        <text:list-item>
          <text:p text:style-name="P15">Pan number of bed file to be created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GS CNV sites v3</text:p>
          </table:table-cell>
          <table:table-cell table:style-name="Table1.A1" office:value-type="string">
            <text:p text:style-name="P11">Update of NGS CNV v2 - see NGS CNV v3 file for co-ordinates</text:p>
          </table:table-cell>
          <table:table-cell table:style-name="Table1.A1" office:value-type="string">
            <text:p text:style-name="P11">Pan3253</text:p>
          </table:table-cell>
        </table:table-row>
        <table:table-row table:style-name="Table1.2">
          <table:table-cell table:style-name="Table1.A1" office:value-type="string">
            <text:p text:style-name="P11">SNP_ID v2</text:p>
          </table:table-cell>
          <table:table-cell table:style-name="Table1.A1" office:value-type="string">
            <text:p text:style-name="P11">Inclusion of Exome SNP ID assay</text:p>
          </table:table-cell>
          <table:table-cell table:style-name="Table1.A1" office:value-type="string">
            <text:p text:style-name="P11">Pan3252</text:p>
          </table:table-cell>
        </table:table-row>
        <table:table-row table:style-name="Table1.2">
          <table:table-cell table:style-name="Table1.A1" office:value-type="string">
            <text:p text:style-name="P11">Viapath Integrated Cancer Panel Exon+Intron CNV</text:p>
          </table:table-cell>
          <table:table-cell table:style-name="Table1.A1" office:value-type="string">
            <text:p text:style-name="P11">-50/+50, 5UTR -50/+50,+ Pan3253, +Pan3254</text:p>
          </table:table-cell>
          <table:table-cell table:style-name="Table1.A1" office:value-type="string">
            <text:p text:style-name="P11">Pan3255</text:p>
          </table:table-cell>
        </table:table-row>
        <table:table-row table:style-name="Table1.2">
          <table:table-cell table:style-name="Table1.A1" office:value-type="string">
            <text:p text:style-name="P11">Viapath Integrated Cancer Panel variant</text:p>
          </table:table-cell>
          <table:table-cell table:style-name="Table1.A1" office:value-type="string">
            <text:p text:style-name="P11">-10/+10. 5UTR -10/+10</text:p>
          </table:table-cell>
          <table:table-cell table:style-name="Table1.A1" office:value-type="string">
            <text:p text:style-name="P11">Pan3256</text:p>
          </table:table-cell>
        </table:table-row>
        <table:table-row table:style-name="Table1.2">
          <table:table-cell table:style-name="Table1.A1" office:value-type="string">
            <text:p text:style-name="P11">Viapath Integrated Cancer Panel Intron CNV</text:p>
          </table:table-cell>
          <table:table-cell table:style-name="Table1.A1" office:value-type="string">
            <text:p text:style-name="P11">Intronic CNV sites</text:p>
          </table:table-cell>
          <table:table-cell table:style-name="Table1.A1" office:value-type="string">
            <text:p text:style-name="P11">Pan3254</text:p>
          </table:table-cell>
        </table:table-row>
      </table:table>
      <text:p text:style-name="P2"/>
      <text:p text:style-name="P2"/>
      <text:list xml:id="list163318664479054" text:continue-numbering="true" text:style-name="WWNum4">
        <text:list-item>
          <text:p text:style-name="P17">Panel description/name</text:p>
        </text:list-item>
      </text:list>
      <text:p text:style-name="P18">Viapath Integrated Cancer Panel <text:s/></text:p>
      <text:p text:style-name="P2"/>
      <text:list xml:id="list163318315494081" text:continue-numbering="true" text:style-name="WWNum4">
        <text:list-item>
          <text:p text:style-name="P14"><text:span text:style-name="T2">Purpose of BED files:</text:span><text:span text:style-name="T3"> (delete as appropriate)</text:span></text:p>
        </text:list-item>
      </text:list>
      <text:list xml:id="list1461844794" text:style-name="WWNum7">
        <text:list-item>
          <text:p text:style-name="P7">Calculating coverage Pan3256 + Pan3252</text:p>
        </text:list-item>
        <text:list-item>
          <text:p text:style-name="P7">Performing CNV analysis using RPKM Pan3255</text:p>
        </text:list-item>
      </text:list>
      <text:p text:style-name="P2"/>
      <text:list xml:id="list163318037986186" text:continue-list="list163318315494081" text:style-name="WWNum4">
        <text:list-item>
          <text:p text:style-name="P16"><text:span text:style-name="T2">Should specific transcripts be used to create the bed file?</text:span><text:span text:style-name="T3"> (delete as appropriate)</text:span></text:p>
        </text:list-item>
      </text:list>
      <text:list xml:id="list2228327182" text:style-name="WWNum2">
        <text:list-item>
          <text:p text:style-name="P8">Yes - use specified transcripts (see question 4a)</text:p>
        </text:list-item>
        <text:list-item>
          <text:p text:style-name="P12">No - use gene symbol to include all refseq transcripts</text:p>
        </text:list-item>
      </text:list>
      <text:p text:style-name="P3"/>
      <text:p text:style-name="P19">4a) <text:tab/>If transcripts are to be used have you provided multiple transcripts for the same gene? </text:p>
      <text:list xml:id="list2607333979" text:style-name="WWNum3">
        <text:list-item>
          <text:p text:style-name="P13"><text:span text:style-name="T3">Yes </text:span><text:span text:style-name="T4">/ No (If yes, please state any genes with multiple transcripts)</text:span></text:p>
        </text:list-item>
      </text:list>
      <text:p text:style-name="P20">NF1, NF2, PTCH1, RET</text:p>
      <text:p text:style-name="P1"/>
      <text:list xml:id="list163318075958388" text:continue-list="list163318037986186" text:style-name="WWNum4">
        <text:list-item>
          <text:p text:style-name="P17">If bed file is to be used for coverage:</text:p>
        </text:list-item>
      </text:list>
      <text:list xml:id="list3159600515" text:style-name="WWNum6">
        <text:list-item>
          <text:p text:style-name="P9">Exon padding: 10bp</text:p>
        </text:list-item>
      </text:list>
      <text:p text:style-name="P1"/>
      <text:list xml:id="list163317592772222" text:continue-list="list163318075958388" text:style-name="WWNum4">
        <text:list-item>
          <text:p text:style-name="P16"><text:span text:style-name="T2">If bed file is to be used for CNV RPKM analysis: </text:span><text:span text:style-name="T3">see</text:span><text:span text:style-name="T2"> </text:span><text:span text:style-name="T3">Pan3255</text:span></text:p>
        </text:list-item>
      </text:list>
      <text:list xml:id="list163318475696861" text:continue-list="list3159600515" text:style-name="WWNum6">
        <text:list-item>
          <text:p text:style-name="P9">Control sites to include: Pan3253+Pan3254</text:p>
        </text:list-item>
        <text:list-item>
          <text:p text:style-name="P9">Exon padding: 50bp</text:p>
        </text:list-item>
      </text:list>
      <text:p text:style-name="P1"/>
      <text:list xml:id="list163317355553939" text:continue-list="list163317592772222" text:style-name="WWNum4">
        <text:list-item>
          <text:p text:style-name="P16"><text:span text:style-name="T2">Inclusion of UTRs</text:span><text:span text:style-name="T3">:</text:span></text:p>
        </text:list-item>
      </text:list>
      <text:list xml:id="list163318944877039" text:continue-list="list163318475696861" text:style-name="WWNum6">
        <text:list-item>
          <text:p text:style-name="P9"><text:soft-page-break/>Include 5’ and 3’ UTRs for all genes: No – 5UTR only</text:p>
        </text:list-item>
        <text:list-item>
          <text:p text:style-name="P9">Padding of UTRs: Yes 10bp for Pan3256, 50bp for Pan3255</text:p>
        </text:list-item>
        <text:list-item>
          <text:p text:style-name="P9">If UTRs are only required for a subset of genes please see section 8</text:p>
        </text:list-item>
      </text:list>
      <text:p text:style-name="P1"/>
      <text:list xml:id="list163317049537789" text:continue-list="list163317355553939" text:style-name="WWNum4">
        <text:list-item>
          <text:p text:style-name="P17">Any additional sites to be included:</text:p>
        </text:list-item>
      </text:list>
      <text:list xml:id="list1040966080" text:style-name="WWNum1">
        <text:list-item>
          <text:p text:style-name="P10">Please provide genomic coordinates for target regions (without padding)</text:p>
        </text:list-item>
        <text:list-item>
          <text:p text:style-name="P10">Please describe region eg UTR, intronic site.</text:p>
        </text:list-item>
        <text:list-item>
          <text:p text:style-name="P10">Padding will be added as specified above</text:p>
        </text:list-item>
      </text:list>
      <text:p text:style-name="P18">Eg: Chr1:123456-234567<text:tab/>5’ UTR for Gene ABC</text:p>
      <text:p text:style-name="P1">See attached excel –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NGS CNV sites v3</text:p>
          </table:table-cell>
          <table:table-cell table:style-name="Table2.A1" office:value-type="string">
            <text:p text:style-name="P11">Update of NGS CNV v2 - see NGS CNV v3 file for co-ordinates</text:p>
          </table:table-cell>
          <table:table-cell table:style-name="Table2.A1" office:value-type="string">
            <text:p text:style-name="P11">Pan3253</text:p>
          </table:table-cell>
        </table:table-row>
        <table:table-row table:style-name="Table2.2">
          <table:table-cell table:style-name="Table2.A1" office:value-type="string">
            <text:p text:style-name="P11">SNP_ID v2</text:p>
          </table:table-cell>
          <table:table-cell table:style-name="Table2.A1" office:value-type="string">
            <text:p text:style-name="P11">Inclusion of Exome SNP ID assay</text:p>
          </table:table-cell>
          <table:table-cell table:style-name="Table2.A1" office:value-type="string">
            <text:p text:style-name="P11">Pan3252</text:p>
          </table:table-cell>
        </table:table-row>
        <table:table-row table:style-name="Table2.2">
          <table:table-cell table:style-name="Table2.A1" office:value-type="string">
            <text:p text:style-name="P11">Viapath Integrated Cancer Panel Intron CNV</text:p>
          </table:table-cell>
          <table:table-cell table:style-name="Table2.A1" office:value-type="string">
            <text:p text:style-name="P11">Intronic CNV sites</text:p>
          </table:table-cell>
          <table:table-cell table:style-name="Table2.A1" office:value-type="string">
            <text:p text:style-name="P11">Pan3254</text:p>
          </table:table-cell>
        </table:table-row>
      </table:table>
      <text:p text:style-name="P1"/>
      <text:p text:style-name="P2">Requested by: Michael Yau<text:tab/><text:tab/>Requested date: 08/10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1.96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u Michael</meta:initial-creator>
    <meta:editing-cycles>5</meta:editing-cycles>
    <meta:creation-date>2019-10-24T14:14:00</meta:creation-date>
    <dc:date>2019-11-08T16:33:16.786288413</dc:date>
    <meta:editing-duration>PT13M14S</meta:editing-duration>
    <meta:generator>LibreOffice/6.0.7.3$Linux_X86_64 LibreOffice_project/00m0$Build-3</meta:generator>
    <meta:document-statistic meta:table-count="2" meta:image-count="0" meta:object-count="0" meta:page-count="2" meta:paragraph-count="57" meta:word-count="356" meta:character-count="2003" meta:non-whitespace-character-count="1721"/>
    <meta:user-defined meta:name="AppVersion">15.0000</meta:user-defined>
    <meta:user-defined meta:name="Company">GS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